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8b2e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32bc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f9c1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1cm" fo:margin-bottom="0.101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8b2e5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style:font-name="Chantelli Antiqua" fo:font-size="14pt" fo:font-weight="normal" officeooo:rsid="00196715" officeooo:paragraph-rsid="004db29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808080" loext:opacity="100%" style:font-name="UpperEastSide1" fo:font-size="66pt" fo:letter-spacing="0.282cm" fo:font-weight="normal" officeooo:rsid="00251128" officeooo:paragraph-rsid="00251128" style:font-size-asian="66pt" style:font-weight-asian="normal" style:font-size-complex="6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.199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fo:font-size="14pt" officeooo:paragraph-rsid="004db29c" style:font-size-asian="14pt" style:font-size-complex="14pt"/>
    </style:style>
    <style:style style:name="P8" style:family="paragraph" style:parent-style-name="Standard">
      <style:text-properties officeooo:paragraph-rsid="005448b5"/>
    </style:style>
    <style:style style:name="P9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.101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style:font-name="Chantelli Antiqua" fo:font-size="14pt" fo:font-weight="normal" officeooo:rsid="000efcdd" officeooo:paragraph-rsid="005167d6" style:font-size-asian="14pt" style:font-weight-asian="normal" style:font-size-complex="14pt" style:font-weight-complex="normal"/>
    </style:style>
    <style:style style:name="P12" style:family="paragraph">
      <style:paragraph-properties fo:text-align="center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13" style:family="paragraph">
      <loext:graphic-properties draw:fill="solid" draw:fill-color="#fffaf0"/>
      <style:paragraph-properties fo:text-align="center" style:writing-mode="lr-tb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14" style:family="paragraph">
      <loext:graphic-properties draw:fill-color="#dcdcdc"/>
      <style:paragraph-properties fo:text-align="center"/>
    </style:style>
    <style:style style:name="T1" style:family="text">
      <style:text-properties officeooo:rsid="00196715"/>
    </style:style>
    <style:style style:name="T2" style:family="text">
      <style:text-properties style:font-name="Chantelli Antiqua" fo:font-weight="bold" officeooo:rsid="00251128" style:font-weight-asian="bold" style:font-weight-complex="bold"/>
    </style:style>
    <style:style style:name="T3" style:family="text">
      <style:text-properties style:font-name="Chantelli Antiqua" fo:font-weight="normal" officeooo:rsid="00251128" style:font-weight-asian="normal" style:font-weight-complex="normal"/>
    </style:style>
    <style:style style:name="T4" style:family="text">
      <style:text-properties style:font-name="Chantelli Antiqua" fo:font-weight="normal" officeooo:rsid="002f349f" style:font-weight-asian="normal" style:font-weight-complex="normal"/>
    </style:style>
    <style:style style:name="T5" style:family="text">
      <style:text-properties style:font-name="Chantelli Antiqua" fo:font-weight="normal" officeooo:rsid="00196715" style:font-weight-asian="normal" style:font-weight-complex="normal"/>
    </style:style>
    <style:style style:name="T6" style:family="text">
      <style:text-properties style:font-name="Chantelli Antiqua" fo:font-style="italic" fo:font-weight="normal" officeooo:rsid="00251128" style:font-style-asian="italic" style:font-weight-asian="normal" style:font-style-complex="italic" style:font-weight-complex="normal"/>
    </style:style>
    <style:style style:name="T7" style:family="text">
      <style:text-properties style:font-name="Chantelli Antiqua" fo:font-style="italic" fo:font-weight="normal" officeooo:rsid="002f349f" style:font-style-asian="italic" style:font-weight-asian="normal" style:font-style-complex="italic" style:font-weight-complex="normal"/>
    </style:style>
    <style:style style:name="T8" style:family="text">
      <style:text-properties officeooo:rsid="00251128"/>
    </style:style>
    <style:style style:name="T9" style:family="text">
      <style:text-properties officeooo:rsid="0019a8b7"/>
    </style:style>
    <style:style style:name="T10" style:family="text">
      <style:text-properties officeooo:rsid="002f349f"/>
    </style:style>
    <style:style style:name="T11" style:family="text">
      <style:text-properties officeooo:rsid="004db29c"/>
    </style:style>
    <style:style style:name="T12" style:family="text">
      <style:text-properties officeooo:rsid="005448b5"/>
    </style:style>
    <style:style style:name="T13" style:family="text"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cdcdc" draw:fill="solid" draw:fill-color="#fffaf0" draw:textarea-horizontal-align="justify" draw:textarea-vertical-align="middle" draw:auto-grow-height="false" fo:min-height="4.912cm" fo:min-width="6.493cm" draw:shadow="visible" draw:shadow-offset-x="0.101cm" draw:shadow-offset-y="0.101cm" draw:shadow-color="#dcdcdc" style:writing-mode="lr-tb" loext:decorative="false" style:run-through="foreground"/>
      <style:paragraph-properties style:writing-mode="lr-tb"/>
    </style:style>
    <style:style style:name="gr3" style:family="graphic">
      <style:graphic-properties draw:stroke="dash" draw:stroke-dash="Dash" svg:stroke-width="0.081cm" svg:stroke-color="#dcdcdc" draw:marker-start-width="0.474cm" draw:marker-end-width="0.474cm" svg:stroke-linecap="butt" draw:fill-color="#dcdcdc" draw:textarea-horizontal-align="center" draw:textarea-vertical-align="middle" fo:padding-top="0.041cm" fo:padding-bottom="0.041cm" fo:padding-left="0.041cm" fo:padding-right="0.041cm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DrawObject1" draw:style-name="gr1"><draw:custom-shape draw:name="Shape 1" draw:style-name="gr2" draw:text-style-name="P13" svg:width="9.182cm" svg:height="6.945cm" svg:x="3.965cm" svg:y="0.437cm"><text:p text:style-name="P12"><text:span text:style-name="T13">L</text:span><text:span text:style-name="T13">i</text:span><text:span text:style-name="T13">f</text:span><text:span text:style-name="T13">e</text:span></text:p><text:p text:style-name="P12"><text:span text:style-name="T13">D</text:span><text:span text:style-name="T13">i</text:span><text:span text:style-name="T13">a</text:span><text:span text:style-name="T13">r</text:span><text:span text:style-name="T13">y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Horizontal line 1" draw:style-name="gr3" draw:text-style-name="P14" svg:x1="5.761cm" svg:y1="4.057cm" svg:x2="11.264cm" svg:y2="4.057cm"><text:p/></draw:line></draw:g></text:p>
      <text:p text:style-name="P6"><text:span text:style-name="T9">L</text:span>ife<text:line-break/>Diary</text:p>
      <text:p text:style-name="P4"><text:span text:style-name="T1"><text:s/>Personal</text:span>: </text:p>
      <text:p text:style-name="P7"><text:span text:style-name="T2">Name:</text:span><text:span text:style-name="T3"><text:tab/>_____________________________________</text:span><text:span text:style-name="T4">___</text:span><text:span text:style-name="T3">_</text:span><text:span text:style-name="T5"><text:line-break/></text:span><text:span text:style-name="T3">Tel:<text:tab/><text:tab/>_____________________________________</text:span><text:span text:style-name="T4">___</text:span><text:span text:style-name="T3">_</text:span><text:span text:style-name="T5"><text:line-break/></text:span><text:span text:style-name="T3">Email:</text:span><text:span text:style-name="T6"><text:tab/>_____________________________________</text:span><text:span text:style-name="T7">___</text:span><text:span text:style-name="T6">_</text:span><text:span text:style-name="T5"><text:line-break/></text:span><text:span text:style-name="T3">Address:<text:tab/>_____________________________________</text:span><text:span text:style-name="T4">___</text:span><text:span text:style-name="T3">_</text:span></text:p>
      <text:p text:style-name="P2"><text:span text:style-name="T1"><text:s/></text:span><text:span text:style-name="T8">Next of Kin</text:span>: </text:p>
      <text:p text:style-name="P5"><text:span text:style-name="T8">Name:<text:tab/>_____________________________________</text:span><text:span text:style-name="T10">___</text:span><text:span text:style-name="T8">_</text:span><text:line-break/><text:span text:style-name="T8">Tel:<text:tab/><text:tab/>_____________________________________</text:span><text:span text:style-name="T10">___</text:span><text:span text:style-name="T8">_</text:span></text:p>
      <text:p text:style-name="P3"><text:span text:style-name="T1"><text:s/></text:span><text:span text:style-name="T8">Enterprise:</text:span></text:p>
      <text:p text:style-name="P11"><text:span text:style-name="T8">Occupation: </text:span><text:span text:style-name="T11">_____</text:span><text:span text:style-name="T8">________________________________</text:span><text:span text:style-name="T10">___</text:span><text:span text:style-name="T8">_</text:span><text:line-break/><text:span text:style-name="T8">Company:<text:tab/> <text:s text:c="2"/></text:span><text:span text:style-name="T11">_____</text:span><text:span text:style-name="T8">________________________________</text:span><text:span text:style-name="T10">___</text:span><text:span text:style-name="T8">_</text:span><text:line-break/><text:span text:style-name="T8">Tel:<text:tab/><text:tab/></text:span><text:span text:style-name="T11">_____</text:span><text:span text:style-name="T8">_________________________________</text:span><text:span text:style-name="T10">___</text:span><text:span text:style-name="T8">_</text:span><text:line-break/><text:span text:style-name="T8">Email:<text:tab/></text:span><text:span text:style-name="T11">_____</text:span><text:span text:style-name="T8">_________________________________</text:span><text:span text:style-name="T10">___</text:span><text:span text:style-name="T8">_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pitch="variable"/>
    <style:font-face style:name="Chantelli Antiqua1" svg:font-family="'Chantelli Antiqua'" style:font-adornments="Regular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styles>
    <draw:stroke-dash draw:name="Dash" draw:style="rect" draw:dots1="1" draw:dots1-length="170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  <style:text-properties style:font-name="Chantelli Antiqua1" fo:font-family="'Chantelli Antiqua'" style:font-style-name="Regular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1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12-05T13:02:26.572820204</dc:date>
    <meta:editing-duration>PT4H44M38S</meta:editing-duration>
    <meta:editing-cycles>51</meta:editing-cycles>
    <meta:generator>LibreOffice/7.6.2.1$Linux_X86_64 LibreOffice_project/56f7684011345957bbf33a7ee678afaf4d2ba333</meta:generator>
    <meta:print-date>2023-12-04T16:22:09.681487240</meta:print-date>
    <meta:printed-by>PDF files</meta:printed-by>
    <meta:document-statistic meta:table-count="0" meta:image-count="0" meta:object-count="0" meta:page-count="2" meta:paragraph-count="7" meta:word-count="27" meta:character-count="543" meta:non-whitespace-character-count="512"/>
  </office:meta>
</office:document-meta>
</file>